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S String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Back-Tics Syntax</text:p>
          </draw:text-box>
        </draw:frame>
        <draw:frame draw:style-name="gr2" draw:text-style-name="P3" draw:layer="layout" svg:width="27cm" svg:height="11.84cm" svg:x="0.2cm" svg:y="2.1cm">
          <draw:text-box>
            <text:p><text:span text:style-name="T1">Template Literals use back-ticks (``) rather than the quotes ("") to define a string:</text:span></text:p>
            <text:p/>
            <text:p><text:span text:style-name="T1">let text = `Hello World!`;</text:span></text:p>
            <text:p/>
            <text:p><text:span text:style-name="T1"># Quotes Inside Strings</text:span></text:p>
            <text:p/>
            <text:p><text:span text:style-name="T1">With template literals, you can use both single and double quotes inside a string:</text:span></text:p>
            <text:p/>
            <text:p><text:span text:style-name="T1">let text = `He's often called "Johnny"`;</text:span></text:p>
            <text:p/>
            <text:p><text:span text:style-name="T1"># Multiline Strings</text:span></text:p>
            <text:p/>
            <text:p><text:span text:style-name="T1">Template literals allows multiline strings:</text:span></text:p>
            <text:p/>
            <text:p><text:span text:style-name="T1">let text =</text:span></text:p>
            <text:p><text:span text:style-name="T1">`The quick</text:span></text:p>
            <text:p><text:span text:style-name="T1">brown fox</text:span></text:p>
            <text:p><text:span text:style-name="T1">jumps over</text:span></text:p>
            <text:p><text:span text:style-name="T1">the lazy dog`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terpolation</text:p>
          </draw:text-box>
        </draw:frame>
        <draw:frame draw:style-name="gr2" draw:text-style-name="P3" draw:layer="layout" svg:width="25.5cm" svg:height="9.494cm" svg:x="1cm" svg:y="2.5cm">
          <draw:text-box>
            <text:p>Template literals provide an easy way to interpolate variables and expressions into strings.</text:p>
            <text:p/>
            <text:p>The method is called string interpolation.</text:p>
            <text:p/>
            <text:p><text:span text:style-name="T2">Use (1): Variable Substitutions</text:span></text:p>
            <text:p><text:span text:style-name="T2"/></text:p>
            <text:p>Template literals allow variables in strings:</text:p>
            <text:p/>
            <text:p>let firstName = "John";</text:p>
            <text:p>let lastName = "Doe";</text:p>
            <text:p/>
            <text:p>let text = `Welcome ${firstName}, ${lastName}!`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terpolation</text:p>
          </draw:text-box>
        </draw:frame>
        <draw:frame draw:style-name="gr2" draw:text-style-name="P6" draw:layer="layout" svg:width="21.5cm" svg:height="5.939cm" svg:x="0.5cm" svg:y="2.5cm">
          <draw:text-box>
            <text:p text:style-name="P5"><text:span text:style-name="T2">Use (2): Expression Substitution</text:span></text:p>
            <text:p text:style-name="P5"><text:span text:style-name="T2"/></text:p>
            <text:p text:style-name="P5"><text:span text:style-name="T3">Template literals allow expressions in strings:</text:span></text:p>
            <text:p text:style-name="P5"><text:span text:style-name="T3"/></text:p>
            <text:p text:style-name="P5"><text:span text:style-name="T2">let price = 10;</text:span></text:p>
            <text:p text:style-name="P5"><text:span text:style-name="T2">let VAT = 0.25;</text:span></text:p>
            <text:p text:style-name="P5"><text:span text:style-name="T2"/></text:p>
            <text:p text:style-name="P5"><text:span text:style-name="T2">let total = `Total: ${(price * (1 + VAT)).toFixed(2)}`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HTML Templates</text:p>
          </draw:text-box>
        </draw:frame>
        <draw:frame draw:style-name="gr2" draw:text-style-name="P3" draw:layer="layout" svg:width="26.5cm" svg:height="6.65cm" svg:x="0.5cm" svg:y="2.5cm">
          <draw:text-box>
            <text:p>let header = "Users";</text:p>
            <text:p>let tags = ["Jim", "Jack", "John"];</text:p>
            <text:p/>
            <text:p>let html = `&lt;h2&gt;${header}&lt;/h2&gt;&lt;ul&gt;`;</text:p>
            <text:p>for (const x of tags) {</text:p>
            <text:p><text:s text:c="2"/>html += `&lt;li&gt;${x}&lt;/li&gt;`;</text:p>
            <text:p>}</text:p>
            <text:p/>
            <text:p>html += `&lt;/ul&gt;`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19:14:04.583878345</meta:creation-date>
    <meta:editing-duration>PT8M16S</meta:editing-duration>
    <meta:editing-cycles>6</meta:editing-cycles>
    <meta:generator>LibreOffice/7.3.7.2$Linux_X86_64 LibreOffice_project/30$Build-2</meta:generator>
    <dc:title>Blue Curve</dc:title>
    <dc:date>2023-09-05T19:22:22.018170015</dc:date>
    <meta:document-statistic meta:object-count="54"/>
  </office:meta>
</office:document-meta>
</file>